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cb9" officeooo:paragraph-rsid="000accb9"/>
    </style:style>
    <style:style style:name="P2" style:family="paragraph" style:parent-style-name="Preformatted_20_Text">
      <style:text-properties fo:color="#808080" style:font-name="DejaVu Sans Mono" fo:font-size="9pt" fo:font-style="italic" officeooo:rsid="000accb9" officeooo:paragraph-rsid="000accb9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4" style:family="paragraph" style:parent-style-name="Preformatted_20_Text">
      <style:text-properties fo:color="#808080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style:font-name="DejaVu Sans Mono" fo:font-size="9pt"/>
    </style:style>
    <style:style style:name="T2" style:family="text">
      <style:text-properties style:font-name="DejaVu Sans Mono" fo:font-size="9pt" fo:font-style="italic"/>
    </style:style>
    <style:style style:name="T3" style:family="text">
      <style:text-properties fo:color="#660e7a" fo:font-weight="bold"/>
    </style:style>
    <style:style style:name="T4" style:family="text">
      <style:text-properties fo:color="#660e7a" style:font-name="DejaVu Sans Mono" fo:font-size="9pt" fo:font-weight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fo:color="#458383" style:font-name="DejaVu Sans Mono" fo:font-size="9pt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808080"/>
    </style:style>
    <style:style style:name="T11" style:family="text">
      <style:text-properties fo:color="#808080" style:font-name="DejaVu Sans Mono" fo:font-size="9pt" fo:font-style="italic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7a7a43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</text:p>
      <text:p text:style-name="P4"><text:s/><text:span text:style-name="T2">* Created by anchal on 10/3/17.</text:span></text:p>
      <text:p text:style-name="P4"><text:s/><text:span text:style-name="T2">*/</text:span></text:p>
      <text:p text:style-name="P6">$(<text:span text:style-name="T3">document</text:span>).ready(<text:span text:style-name="T6">function </text:span>() {</text:p>
      <text:p text:style-name="P5"><text:s text:c="4"/><text:span text:style-name="T7">var </text:span><text:span text:style-name="T8">turn </text:span><text:span text:style-name="T1">= </text:span><text:span text:style-name="T9">1</text:span><text:span text:style-name="T1">;</text:span><text:span text:style-name="T11">//starts from player1</text:span></text:p>
      <text:p text:style-name="P5"><text:span text:style-name="T10"><text:s text:c="4"/></text:span><text:span text:style-name="T7">var </text:span><text:span text:style-name="T8">count_square</text:span><text:span text:style-name="T1">=</text:span><text:span text:style-name="T9">0</text:span><text:span text:style-name="T1">;</text:span></text:p>
      <text:p text:style-name="P5"><text:s text:c="4"/><text:span text:style-name="T7">var </text:span><text:span text:style-name="T8">win1</text:span><text:span text:style-name="T1">=</text:span><text:span text:style-name="T9">0</text:span><text:span text:style-name="T1">,</text:span><text:span text:style-name="T8">win2</text:span><text:span text:style-name="T1">=</text:span><text:span text:style-name="T9">0</text:span><text:span text:style-name="T1">;</text:span></text:p>
      <text:p text:style-name="P5"><text:s text:c="4"/><text:span text:style-name="T1">$(</text:span><text:span text:style-name="T12">"</text:span><text:span text:style-name="T7">input</text:span><text:span text:style-name="T12">[type=button]"</text:span><text:span text:style-name="T1">).on(</text:span><text:span text:style-name="T12">"click"</text:span><text:span text:style-name="T1">,</text:span><text:span text:style-name="T7">function</text:span><text:span text:style-name="T1">(event) {</text:span></text:p>
      <text:p text:style-name="P5"><text:s text:c="8"/><text:span text:style-name="T7">var </text:span><text:span text:style-name="T8">id </text:span><text:span text:style-name="T1">= event.</text:span><text:span text:style-name="T4">target</text:span><text:span text:style-name="T1">.</text:span><text:span text:style-name="T4">id</text:span><text:span text:style-name="T1">;</text:span></text:p>
      <text:p text:style-name="P5"><text:s text:c="8"/><text:span text:style-name="T8">count_square</text:span><text:span text:style-name="T1">+=</text:span><text:span text:style-name="T9">1</text:span><text:span text:style-name="T1">;</text:span></text:p>
      <text:p text:style-name="P5"><text:s text:c="8"/><text:span text:style-name="T7">if </text:span><text:span text:style-name="T1">(</text:span><text:span text:style-name="T8">turn </text:span><text:span text:style-name="T1">== </text:span><text:span text:style-name="T9">1</text:span><text:span text:style-name="T1">)</text:span><text:span text:style-name="T11">//player1</text:span></text:p>
      <text:p text:style-name="P5"><text:span text:style-name="T10"><text:s text:c="8"/></text:span><text:span text:style-name="T1">{</text:span></text:p>
      <text:p text:style-name="P5"><text:s text:c="12"/><text:span text:style-name="T1">$(</text:span><text:span text:style-name="T12">"#"</text:span><text:span text:style-name="T1">+</text:span><text:span text:style-name="T8">id</text:span><text:span text:style-name="T1">).attr(</text:span><text:span text:style-name="T12">'value'</text:span><text:span text:style-name="T1">,</text:span><text:span text:style-name="T12">'X'</text:span><text:span text:style-name="T1">);</text:span></text:p>
      <text:p text:style-name="P5"><text:s text:c="12"/><text:span text:style-name="T8">turn </text:span><text:span text:style-name="T1">= </text:span><text:span text:style-name="T9">0</text:span><text:span text:style-name="T1">;</text:span></text:p>
      <text:p text:style-name="P5"><text:s text:c="12"/><text:span text:style-name="T1">$(</text:span><text:span text:style-name="T12">'span'</text:span><text:span text:style-name="T1">).html(</text:span><text:span text:style-name="T12">" Player2, Its your chance !! "</text:span><text:span text:style-name="T1">);</text:span></text:p>
      <text:p text:style-name="P5"><text:s text:c="12"/><text:span text:style-name="T2">checkWin</text:span><text:span text:style-name="T1">(</text:span><text:span text:style-name="T12">'X'</text:span><text:span text:style-name="T1">);</text:span></text:p>
      <text:p text:style-name="P5"><text:s text:c="8"/><text:span text:style-name="T1">}</text:span></text:p>
      <text:p text:style-name="P5"><text:s text:c="8"/><text:span text:style-name="T7">else </text:span><text:span text:style-name="T1">{</text:span></text:p>
      <text:p text:style-name="P5"><text:s text:c="12"/><text:span text:style-name="T4">document</text:span><text:span text:style-name="T1">.</text:span><text:span text:style-name="T13">getElementById</text:span><text:span text:style-name="T1">(</text:span><text:span text:style-name="T8">id</text:span><text:span text:style-name="T1">).</text:span><text:span text:style-name="T4">value</text:span><text:span text:style-name="T1">=</text:span><text:span text:style-name="T12">"O"</text:span><text:span text:style-name="T1">;</text:span></text:p>
      <text:p text:style-name="P5"><text:s text:c="12"/><text:span text:style-name="T8">turn </text:span><text:span text:style-name="T1">= </text:span><text:span text:style-name="T9">1</text:span><text:span text:style-name="T1">;</text:span></text:p>
      <text:p text:style-name="P5"><text:s text:c="12"/><text:span text:style-name="T1">$(</text:span><text:span text:style-name="T12">'span'</text:span><text:span text:style-name="T1">).html(</text:span><text:span text:style-name="T12">" Player1, Its your chance !! "</text:span><text:span text:style-name="T1">);</text:span></text:p>
      <text:p text:style-name="P5"><text:s text:c="12"/><text:span text:style-name="T2">checkWin</text:span><text:span text:style-name="T1">(</text:span><text:span text:style-name="T12">'O'</text:span><text:span text:style-name="T1">);</text:span></text:p>
      <text:p text:style-name="P5"><text:s text:c="8"/><text:span text:style-name="T1">}</text:span></text:p>
      <text:p text:style-name="P5"><text:s text:c="8"/><text:span text:style-name="T1">$(</text:span><text:span text:style-name="T12">"#"</text:span><text:span text:style-name="T1">+</text:span><text:span text:style-name="T8">id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 text:c="4"/><text:span text:style-name="T1">});</text:span></text:p>
      <text:p text:style-name="P5"><text:s text:c="4"/><text:span text:style-name="T7">function </text:span><text:span text:style-name="T2">checkWin</text:span><text:span text:style-name="T1">(val) {</text:span></text:p>
      <text:p text:style-name="P5"><text:s text:c="8"/><text:span text:style-name="T7">var </text:span><text:span text:style-name="T8">sqr1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1'</text:span><text:span text:style-name="T1">).</text:span><text:span text:style-name="T4">value</text:span><text:span text:style-name="T1">;</text:span></text:p>
      <text:p text:style-name="P5"><text:s text:c="8"/><text:span text:style-name="T7">var </text:span><text:span text:style-name="T8">sqr2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2'</text:span><text:span text:style-name="T1">).</text:span><text:span text:style-name="T4">value</text:span><text:span text:style-name="T1">;</text:span></text:p>
      <text:p text:style-name="P5"><text:s text:c="8"/><text:span text:style-name="T7">var </text:span><text:span text:style-name="T8">sqr3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3'</text:span><text:span text:style-name="T1">).</text:span><text:span text:style-name="T4">value</text:span><text:span text:style-name="T1">;</text:span></text:p>
      <text:p text:style-name="P5"><text:s text:c="8"/><text:span text:style-name="T7">var </text:span><text:span text:style-name="T8">sqr4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4'</text:span><text:span text:style-name="T1">).</text:span><text:span text:style-name="T4">value</text:span><text:span text:style-name="T1">;</text:span></text:p>
      <text:p text:style-name="P5"><text:s text:c="8"/><text:span text:style-name="T7">var </text:span><text:span text:style-name="T8">sqr5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5'</text:span><text:span text:style-name="T1">).</text:span><text:span text:style-name="T4">value</text:span><text:span text:style-name="T1">;</text:span></text:p>
      <text:p text:style-name="P5"><text:s text:c="8"/><text:span text:style-name="T7">var </text:span><text:span text:style-name="T8">sqr6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6'</text:span><text:span text:style-name="T1">).</text:span><text:span text:style-name="T4">value</text:span><text:span text:style-name="T1">;</text:span></text:p>
      <text:p text:style-name="P5"><text:s text:c="8"/><text:span text:style-name="T7">var </text:span><text:span text:style-name="T8">sqr7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7'</text:span><text:span text:style-name="T1">).</text:span><text:span text:style-name="T4">value</text:span><text:span text:style-name="T1">;</text:span></text:p>
      <text:p text:style-name="P5"><text:s text:c="8"/><text:span text:style-name="T7">var </text:span><text:span text:style-name="T8">sqr8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8'</text:span><text:span text:style-name="T1">).</text:span><text:span text:style-name="T4">value</text:span><text:span text:style-name="T1">;</text:span></text:p>
      <text:p text:style-name="P5"><text:s text:c="8"/><text:span text:style-name="T7">var </text:span><text:span text:style-name="T8">sqr9</text:span><text:span text:style-name="T1">=</text:span><text:span text:style-name="T4">document</text:span><text:span text:style-name="T1">.</text:span><text:span text:style-name="T13">getElementById</text:span><text:span text:style-name="T1">(</text:span><text:span text:style-name="T12">'s9'</text:span><text:span text:style-name="T1">).</text:span><text:span text:style-name="T4">value</text:span><text:span text:style-name="T1">;</text:span></text:p>
      <text:p text:style-name="P5"><text:s text:c="9"/><text:span text:style-name="T4">res</text:span><text:span text:style-name="T1">=val;</text:span></text:p>
      <text:p text:style-name="P5"><text:s text:c="8"/><text:span text:style-name="T7">var </text:span><text:span text:style-name="T8">player</text:span><text:span text:style-name="T1">;</text:span></text:p>
      <text:p text:style-name="P5"><text:s text:c="8"/><text:span text:style-name="T7">if</text:span><text:span text:style-name="T1">(</text:span><text:span text:style-name="T4">res</text:span><text:span text:style-name="T1">==</text:span><text:span text:style-name="T12">"X"</text:span><text:span text:style-name="T1">)</text:span></text:p>
      <text:p text:style-name="P5"><text:s text:c="8"/><text:span text:style-name="T1">{</text:span></text:p>
      <text:p text:style-name="P5"><text:s text:c="12"/><text:span text:style-name="T8">player</text:span><text:span text:style-name="T1">=</text:span><text:span text:style-name="T12">"Player1 Wins"</text:span><text:span text:style-name="T1">;</text:span></text:p>
      <text:p text:style-name="P5"><text:s text:c="8"/><text:span text:style-name="T1">}</text:span></text:p>
      <text:p text:style-name="P5"><text:s text:c="8"/><text:span text:style-name="T7">else</text:span></text:p>
      <text:p text:style-name="P5"><text:span text:style-name="T5"><text:s text:c="8"/></text:span><text:span text:style-name="T1">{</text:span></text:p>
      <text:p text:style-name="P5"><text:s text:c="12"/><text:span text:style-name="T8">player</text:span><text:span text:style-name="T1">=</text:span><text:span text:style-name="T12">"Player2 Wins "</text:span><text:span text:style-name="T1">;</text:span></text:p>
      <text:p text:style-name="P5"><text:s text:c="8"/><text:span text:style-name="T1">}</text:span></text:p>
      <text:p text:style-name="P5"><text:s text:c="8"/><text:span text:style-name="T7">if </text:span><text:span text:style-name="T1">(</text:span><text:span text:style-name="T8">sqr1 </text:span><text:span text:style-name="T1">== </text:span><text:span text:style-name="T4">res </text:span><text:span text:style-name="T1">&amp;&amp; </text:span><text:span text:style-name="T8">sqr2 </text:span><text:span text:style-name="T1">== </text:span><text:span text:style-name="T4">res </text:span><text:span text:style-name="T1">&amp;&amp; </text:span><text:span text:style-name="T8">sqr3 </text:span><text:span text:style-name="T1">== </text:span><text:span text:style-name="T4">res</text:span><text:span text:style-name="T1">) { </text:span><text:span text:style-name="T11">//1st row</text:span></text:p>
      <text:p text:style-name="P5"><text:span text:style-name="T10"><text:s text:c="12"/></text:span><text:span text:style-name="T1">$(</text:span><text:span text:style-name="T12">'span'</text:span><text:span text:style-name="T1">).html(</text:span><text:span text:style-name="T8">player</text:span><text:span text:style-name="T1">);</text:span></text:p>
      <text:p text:style-name="P5"><text:s text:c="12"/><text:span text:style-name="T1">$(</text:span><text:span text:style-name="T12">"input"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 text:c="8"/><text:span text:style-name="T1">}</text:span></text:p>
      <text:p text:style-name="P5"><text:s text:c="8"/><text:span text:style-name="T7">else if </text:span><text:span text:style-name="T1">(</text:span><text:span text:style-name="T8">sqr4 </text:span><text:span text:style-name="T1">== </text:span><text:span text:style-name="T4">res </text:span><text:span text:style-name="T1">&amp;&amp; </text:span><text:span text:style-name="T8">sqr5 </text:span><text:span text:style-name="T1">== </text:span><text:span text:style-name="T4">res </text:span><text:span text:style-name="T1">&amp;&amp; </text:span><text:span text:style-name="T8">sqr6 </text:span><text:span text:style-name="T1">==</text:span><text:span text:style-name="T4">res</text:span><text:span text:style-name="T1">) { </text:span><text:span text:style-name="T11">//2nd row</text:span></text:p>
      <text:p text:style-name="P5"><text:span text:style-name="T10"><text:s text:c="12"/></text:span><text:span text:style-name="T1">$(</text:span><text:span text:style-name="T12">'span'</text:span><text:span text:style-name="T1">).html(</text:span><text:span text:style-name="T8">player</text:span><text:span text:style-name="T1">);</text:span></text:p>
      <text:p text:style-name="P5"><text:s text:c="12"/><text:span text:style-name="T1">$(</text:span><text:span text:style-name="T12">"input"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 text:c="8"/><text:span text:style-name="T1">}</text:span></text:p>
      <text:p text:style-name="P5"><text:s text:c="8"/><text:span text:style-name="T7">else if </text:span><text:span text:style-name="T1">(</text:span><text:span text:style-name="T8">sqr7 </text:span><text:span text:style-name="T1">== </text:span><text:span text:style-name="T4">res </text:span><text:span text:style-name="T1">&amp;&amp; </text:span><text:span text:style-name="T8">sqr8 </text:span><text:span text:style-name="T1">== </text:span><text:span text:style-name="T4">res </text:span><text:span text:style-name="T1">&amp;&amp; </text:span><text:span text:style-name="T8">sqr9 </text:span><text:span text:style-name="T1">== </text:span><text:span text:style-name="T4">res</text:span><text:span text:style-name="T1">) { </text:span><text:span text:style-name="T11">//3rd row</text:span></text:p>
      <text:p text:style-name="P5"><text:span text:style-name="T10"><text:s text:c="12"/></text:span><text:span text:style-name="T1">$(</text:span><text:span text:style-name="T12">'span'</text:span><text:span text:style-name="T1">).html(</text:span><text:span text:style-name="T8">player</text:span><text:span text:style-name="T1">);</text:span></text:p>
      <text:p text:style-name="P5"><text:s text:c="12"/><text:span text:style-name="T1">$(</text:span><text:span text:style-name="T12">"input"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 text:c="8"/><text:span text:style-name="T1">}</text:span></text:p>
      <text:p text:style-name="P5"><text:s text:c="8"/><text:span text:style-name="T7">else if </text:span><text:span text:style-name="T1">(</text:span><text:span text:style-name="T8">sqr1 </text:span><text:span text:style-name="T1">== </text:span><text:span text:style-name="T4">res </text:span><text:span text:style-name="T1">&amp;&amp; </text:span><text:span text:style-name="T8">sqr4 </text:span><text:span text:style-name="T1">== </text:span><text:span text:style-name="T4">res </text:span><text:span text:style-name="T1">&amp;&amp; </text:span><text:span text:style-name="T8">sqr7 </text:span><text:span text:style-name="T1">== </text:span><text:span text:style-name="T4">res</text:span><text:span text:style-name="T1">) { </text:span><text:span text:style-name="T11">//1st col</text:span></text:p>
      <text:p text:style-name="P5"><text:span text:style-name="T10"><text:s text:c="12"/></text:span><text:span text:style-name="T1">$(</text:span><text:span text:style-name="T12">'span'</text:span><text:span text:style-name="T1">).html(</text:span><text:span text:style-name="T8">player</text:span><text:span text:style-name="T1">);</text:span></text:p>
      <text:p text:style-name="P5"><text:s text:c="12"/><text:span text:style-name="T1">$(</text:span><text:span text:style-name="T12">"input"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 text:c="8"/><text:span text:style-name="T1">}</text:span></text:p>
      <text:p text:style-name="P5"><text:s text:c="8"/><text:span text:style-name="T7">else if </text:span><text:span text:style-name="T1">(</text:span><text:span text:style-name="T8">sqr2 </text:span><text:span text:style-name="T1">== </text:span><text:span text:style-name="T4">res </text:span><text:span text:style-name="T1">&amp;&amp; </text:span><text:span text:style-name="T8">sqr5 </text:span><text:span text:style-name="T1">== </text:span><text:span text:style-name="T4">res </text:span><text:span text:style-name="T1">&amp;&amp; </text:span><text:span text:style-name="T8">sqr8 </text:span><text:span text:style-name="T1">== </text:span><text:span text:style-name="T4">res</text:span><text:span text:style-name="T1">) { </text:span><text:span text:style-name="T11">//2nd col</text:span></text:p>
      <text:p text:style-name="P5"><text:span text:style-name="T10"><text:s text:c="12"/></text:span><text:span text:style-name="T1">$(</text:span><text:span text:style-name="T12">'span'</text:span><text:span text:style-name="T1">).html(</text:span><text:span text:style-name="T8">player</text:span><text:span text:style-name="T1">);</text:span></text:p>
      <text:p text:style-name="P5"><text:s text:c="12"/><text:span text:style-name="T1">$(</text:span><text:span text:style-name="T12">"input"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oft-page-break/><text:s text:c="8"/><text:span text:style-name="T1">}</text:span></text:p>
      <text:p text:style-name="P5"><text:s text:c="8"/><text:span text:style-name="T7">else if </text:span><text:span text:style-name="T1">(</text:span><text:span text:style-name="T8">sqr3 </text:span><text:span text:style-name="T1">== </text:span><text:span text:style-name="T4">res </text:span><text:span text:style-name="T1">&amp;&amp; </text:span><text:span text:style-name="T8">sqr6 </text:span><text:span text:style-name="T1">== </text:span><text:span text:style-name="T4">res </text:span><text:span text:style-name="T1">&amp;&amp; </text:span><text:span text:style-name="T8">sqr9 </text:span><text:span text:style-name="T1">== </text:span><text:span text:style-name="T4">res</text:span><text:span text:style-name="T1">) { </text:span><text:span text:style-name="T11">//3rd col</text:span></text:p>
      <text:p text:style-name="P5"><text:span text:style-name="T10"><text:s text:c="12"/></text:span><text:span text:style-name="T1">$(</text:span><text:span text:style-name="T12">'span'</text:span><text:span text:style-name="T1">).html(</text:span><text:span text:style-name="T8">player</text:span><text:span text:style-name="T1">);</text:span></text:p>
      <text:p text:style-name="P5"><text:s text:c="12"/><text:span text:style-name="T1">$(</text:span><text:span text:style-name="T12">"input"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 text:c="8"/><text:span text:style-name="T1">}</text:span></text:p>
      <text:p text:style-name="P5"><text:s text:c="8"/><text:span text:style-name="T7">else <text:s/>if </text:span><text:span text:style-name="T1">(</text:span><text:span text:style-name="T8">sqr1 </text:span><text:span text:style-name="T1">== </text:span><text:span text:style-name="T4">res </text:span><text:span text:style-name="T1">&amp;&amp; </text:span><text:span text:style-name="T8">sqr5 </text:span><text:span text:style-name="T1">== </text:span><text:span text:style-name="T4">res </text:span><text:span text:style-name="T1">&amp;&amp; </text:span><text:span text:style-name="T8">sqr9 </text:span><text:span text:style-name="T1">== </text:span><text:span text:style-name="T4">res</text:span><text:span text:style-name="T1">) { </text:span><text:span text:style-name="T11">//1st diag</text:span></text:p>
      <text:p text:style-name="P5"><text:span text:style-name="T10"><text:s text:c="12"/></text:span><text:span text:style-name="T1">$(</text:span><text:span text:style-name="T12">'span'</text:span><text:span text:style-name="T1">).html(</text:span><text:span text:style-name="T8">player</text:span><text:span text:style-name="T1">);</text:span></text:p>
      <text:p text:style-name="P5"><text:s text:c="12"/><text:span text:style-name="T1">$(</text:span><text:span text:style-name="T12">"input"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 text:c="8"/><text:span text:style-name="T1">}</text:span></text:p>
      <text:p text:style-name="P5"><text:s text:c="8"/><text:span text:style-name="T7">else if </text:span><text:span text:style-name="T1">(</text:span><text:span text:style-name="T8">sqr3 </text:span><text:span text:style-name="T1">== </text:span><text:span text:style-name="T4">res </text:span><text:span text:style-name="T1">&amp;&amp; </text:span><text:span text:style-name="T8">sqr5 </text:span><text:span text:style-name="T1">==</text:span><text:span text:style-name="T4">res </text:span><text:span text:style-name="T1">&amp;&amp; </text:span><text:span text:style-name="T8">sqr7 </text:span><text:span text:style-name="T1">== </text:span><text:span text:style-name="T4">res</text:span><text:span text:style-name="T1">) { </text:span><text:span text:style-name="T11">//2nd diag</text:span></text:p>
      <text:p text:style-name="P5"><text:span text:style-name="T10"><text:s text:c="12"/></text:span><text:span text:style-name="T1">$(</text:span><text:span text:style-name="T12">'span'</text:span><text:span text:style-name="T1">).html(</text:span><text:span text:style-name="T8">player</text:span><text:span text:style-name="T1">);</text:span></text:p>
      <text:p text:style-name="P5"><text:s text:c="12"/><text:span text:style-name="T1">$(</text:span><text:span text:style-name="T12">"input"</text:span><text:span text:style-name="T1">).attr(</text:span><text:span text:style-name="T12">'disabled'</text:span><text:span text:style-name="T1">,</text:span><text:span text:style-name="T7">true</text:span><text:span text:style-name="T1">);</text:span></text:p>
      <text:p text:style-name="P5"><text:s text:c="8"/><text:span text:style-name="T1">}</text:span></text:p>
      <text:p text:style-name="P5"><text:s text:c="8"/><text:span text:style-name="T7">else </text:span><text:span text:style-name="T1">{</text:span></text:p>
      <text:p text:style-name="P5"><text:s text:c="12"/><text:span text:style-name="T2">drawGame</text:span><text:span text:style-name="T1">();</text:span></text:p>
      <text:p text:style-name="P5"><text:s text:c="8"/><text:span text:style-name="T1">}</text:span></text:p>
      <text:p text:style-name="P5"><text:s text:c="4"/><text:span text:style-name="T1">}</text:span></text:p>
      <text:p text:style-name="P5"><text:s text:c="4"/><text:span text:style-name="T1">$(</text:span><text:span text:style-name="T12">'#b1'</text:span><text:span text:style-name="T1">).on(</text:span><text:span text:style-name="T12">"click"</text:span><text:span text:style-name="T1">,</text:span><text:span text:style-name="T7">function</text:span><text:span text:style-name="T1">() {</text:span></text:p>
      <text:p text:style-name="P5"><text:s text:c="8"/><text:span text:style-name="T7">if</text:span><text:span text:style-name="T1">(</text:span><text:span text:style-name="T4">res</text:span><text:span text:style-name="T1">==</text:span><text:span text:style-name="T12">"X"</text:span><text:span text:style-name="T1">)</text:span></text:p>
      <text:p text:style-name="P5"><text:s text:c="8"/><text:span text:style-name="T1">{</text:span></text:p>
      <text:p text:style-name="P5"><text:s text:c="12"/><text:span text:style-name="T8">win1</text:span><text:span text:style-name="T1">++;</text:span></text:p>
      <text:p text:style-name="P5"><text:s text:c="8"/><text:span text:style-name="T1">}</text:span></text:p>
      <text:p text:style-name="P5"><text:s text:c="8"/><text:span text:style-name="T7">else</text:span></text:p>
      <text:p text:style-name="P5"><text:span text:style-name="T5"><text:s text:c="8"/></text:span><text:span text:style-name="T1">{</text:span></text:p>
      <text:p text:style-name="P5"><text:s text:c="12"/><text:span text:style-name="T8">win2</text:span><text:span text:style-name="T1">++;</text:span></text:p>
      <text:p text:style-name="P5"><text:s text:c="8"/><text:span text:style-name="T1">}</text:span></text:p>
      <text:p text:style-name="P5"><text:s text:c="8"/><text:span text:style-name="T1">$(</text:span><text:span text:style-name="T12">'#divid'</text:span><text:span text:style-name="T1">).</text:span><text:span text:style-name="T13">text</text:span><text:span text:style-name="T1">(</text:span><text:span text:style-name="T12">" <text:s/>score of player1 : <text:s/>"</text:span><text:span text:style-name="T1">+</text:span><text:span text:style-name="T8">win1</text:span><text:span text:style-name="T1">);</text:span></text:p>
      <text:p text:style-name="P5"><text:s text:c="8"/><text:span text:style-name="T1">$(</text:span><text:span text:style-name="T12">'#divid'</text:span><text:span text:style-name="T1">).</text:span><text:span text:style-name="T13">append</text:span><text:span text:style-name="T1">(</text:span><text:span text:style-name="T12">" <text:s/>score of player2 <text:s text:c="2"/>:"</text:span><text:span text:style-name="T1">+</text:span><text:span text:style-name="T8">win2</text:span><text:span text:style-name="T1">);</text:span></text:p>
      <text:p text:style-name="P5"><text:s text:c="4"/><text:span text:style-name="T1">});</text:span></text:p>
      <text:p text:style-name="P5"><text:s text:c="4"/><text:span text:style-name="T7">function </text:span><text:span text:style-name="T2">drawGame</text:span><text:span text:style-name="T1">() {</text:span></text:p>
      <text:p text:style-name="P5"><text:s text:c="8"/><text:span text:style-name="T7">var </text:span><text:span text:style-name="T8">moveCount </text:span><text:span text:style-name="T1">= </text:span><text:span text:style-name="T8">count_square</text:span><text:span text:style-name="T1">;</text:span></text:p>
      <text:p text:style-name="P5"><text:s text:c="8"/><text:span text:style-name="T7">if </text:span><text:span text:style-name="T1">(</text:span><text:span text:style-name="T8">moveCount </text:span><text:span text:style-name="T1">== </text:span><text:span text:style-name="T9">9</text:span><text:span text:style-name="T1">) {</text:span></text:p>
      <text:p text:style-name="P5"><text:s text:c="12"/><text:span text:style-name="T1">$(</text:span><text:span text:style-name="T12">'span'</text:span><text:span text:style-name="T1">).html(</text:span><text:span text:style-name="T12">"Game Draw !!"</text:span><text:span text:style-name="T1">);</text:span></text:p>
      <text:p text:style-name="P5"><text:s text:c="8"/><text:span text:style-name="T1">}</text:span></text:p>
      <text:p text:style-name="P5"><text:s text:c="4"/><text:span text:style-name="T1">}</text:span></text:p>
      <text:p text:style-name="P5"><text:s text:c="4"/><text:span text:style-name="T1">$(</text:span><text:span text:style-name="T12">'#b2'</text:span><text:span text:style-name="T1">).on(</text:span><text:span text:style-name="T12">"click"</text:span><text:span text:style-name="T1">,</text:span><text:span text:style-name="T7">function</text:span><text:span text:style-name="T1">() {</text:span></text:p>
      <text:p text:style-name="P5"><text:s text:c="8"/><text:span text:style-name="T11">// <text:s/>$('input').attr('value','');</text:span></text:p>
      <text:p text:style-name="P5"><text:span text:style-name="T10"><text:s text:c="8"/></text:span><text:span text:style-name="T8">turn</text:span><text:span text:style-name="T1">=</text:span><text:span text:style-name="T9">1</text:span><text:span text:style-name="T1">;</text:span></text:p>
      <text:p text:style-name="P5"><text:s text:c="8"/><text:span text:style-name="T8">count_square</text:span><text:span text:style-name="T1">=</text:span><text:span text:style-name="T9">0</text:span><text:span text:style-name="T1">;</text:span></text:p>
      <text:p text:style-name="P5"><text:s text:c="8"/><text:span text:style-name="T4">window</text:span><text:span text:style-name="T1">.</text:span><text:span text:style-name="T4">location</text:span><text:span text:style-name="T1">.</text:span><text:span text:style-name="T13">reload</text:span><text:span text:style-name="T1">();</text:span></text:p>
      <text:p text:style-name="P5"><text:s text:c="8"/><text:span text:style-name="T11">// $('#s1,#s2,#s3,#s4,#s5,#s6,#s7,#s8,#s9').empty();</text:span></text:p>
      <text:p text:style-name="P4"><text:s text:c="8"/><text:span text:style-name="T2">/*localStorage.setItem("Score of player1", win1);</text:span></text:p>
      <text:p text:style-name="P4"><text:s text:c="9"/><text:span text:style-name="T2">var score1 = localStorage.getItem(win1);*/</text:span></text:p>
      <text:p text:style-name="P5"><text:span text:style-name="T10"><text:s text:c="4"/></text:span><text:span text:style-name="T1">});</text:span></text:p>
      <text:p text:style-name="P3">}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6:17:33.214760924</meta:creation-date>
    <dc:date>2017-03-14T16:17:59.245491896</dc:date>
    <meta:editing-duration>PT26S</meta:editing-duration>
    <meta:editing-cycles>1</meta:editing-cycles>
    <meta:document-statistic meta:table-count="0" meta:image-count="0" meta:object-count="0" meta:page-count="2" meta:paragraph-count="109" meta:word-count="310" meta:character-count="3429" meta:non-whitespace-character-count="2317"/>
    <meta:generator>LibreOffice/5.1.6.2$Linux_X86_64 LibreOffice_project/10m0$Build-2</meta:generator>
  </office:meta>
</office:document-meta>
</file>